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NSOLATION (1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NSOLATION (1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 of consolation and comfort (1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urpose of consolation and comfort (1:4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urpose of consolation and comfort (1:4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oot (1: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fruit (1: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CONSOLATION (1:1-7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erson of consolation and comfort (1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urpose of consolation and comfort (1:4-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attern of consolation and comfort (1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CORINTHIANS 1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CONSOLATION (1:1-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EXPLANATION (1:8-2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EXPLANATION (1:8-24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Paul writes about his recent trip to Asia (1:8-14).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Paul writes about his recent trip to Asia (1:8-14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apostle's trials in Asia (1: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postle's testimony in the hour of death (1:9-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apostle's testimony in the hour of death (1:9-11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depended upon the God of life (1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e was delivered by the God of life (1:10-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aul writes about his recent trip to Asia (1:8-14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apostle's trials in Asia (1: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apostle's testimony in the hour of death (1:9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XPLANATION (1:8-24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Paul writes about his recent trip to Asia (1:8-14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Paul speaks of his planned trip to Macedonia (1:12-2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Paul speaks of his planned trip to Macedonia (1:12-24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Paul's truthfulness (1:12-1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Jesus' truthfulness (1:19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EXPLANATION (1:8-24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Paul writes about his recent trip to Asia (1:8-14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Paul speaks of his planned trip to Macedonia (1:12-2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2 CORINTHIANS 1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CONSOLATION (1:1-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EXPLANATION (1:8-24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 </dc:title>
    <meta:initial-creator>David STRICKLAND</meta:initial-creator>
    <dc:creator>David STRICKLAND</dc:creator>
    <meta:creation-date>2020-02-24T10:48:42Z</meta:creation-date>
    <dc:date>2020-02-24T10:48:42Z</dc:date>
    <meta:template xlink:href="BibleStudy" xlink:type="simple"/>
    <meta:editing-cycles>1</meta:editing-cycles>
    <meta:editing-duration>PT0S</meta:editing-duration>
    <meta:document-statistic meta:paragraph-count="38" meta:word-count="307"/>
  </office:meta>
</office:document-meta>
</file>